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3.3924in" fo:margin-left="-0.0486in" table:align="left" style:writing-mode="lr-tb"/>
    </style:style>
    <style:style style:name="Table1.A" style:family="table-column">
      <style:table-column-properties style:column-width="0.7326in"/>
    </style:style>
    <style:style style:name="Table1.B" style:family="table-column">
      <style:table-column-properties style:column-width="2.659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6.3972in" fo:margin-left="-0.0486in" table:align="left" style:writing-mode="lr-tb"/>
    </style:style>
    <style:style style:name="Table2.A" style:family="table-column">
      <style:table-column-properties style:column-width="3.198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1" fo:language="en" fo:country="GB" style:font-name-complex="Arial1"/>
    </style:style>
    <style:style style:name="P2" style:family="paragraph" style:parent-style-name="Standard">
      <style:text-properties style:font-name="Arial1" fo:font-weight="bold" style:font-weight-asian="bold" style:font-name-complex="Arial1"/>
    </style:style>
    <style:style style:name="P3" style:family="paragraph" style:parent-style-name="Standard">
      <style:paragraph-properties fo:text-align="end" style:justify-single-word="false"/>
      <style:text-properties style:font-name="Arial1" style:font-name-complex="Arial1"/>
    </style:style>
    <style:style style:name="P4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text-properties style:font-name="Arial1" fo:font-size="11pt" style:font-size-asian="11pt" style:font-name-complex="Arial1"/>
    </style:style>
    <style:style style:name="P6" style:family="paragraph" style:parent-style-name="Standard">
      <style:paragraph-properties fo:margin-left="3.9374in" fo:margin-right="0in"/>
      <style:text-properties style:font-name="Arial1" fo:font-size="11pt" fo:font-weight="bold" style:font-size-asian="11pt" style:font-weight-asian="bold" style:font-name-complex="Arial1"/>
    </style:style>
    <style:style style:name="P7" style:family="paragraph" style:parent-style-name="Standard">
      <style:text-properties style:font-name="Arial1" fo:font-size="9pt" style:text-underline-style="solid" style:text-underline-width="auto" style:text-underline-color="font-color" fo:font-weight="bold" style:font-size-asian="9pt" style:font-weight-asian="bold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9pt" style:font-size-asian="9pt" style:font-name-complex="Arial1"/>
    </style:style>
    <style:style style:name="T3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/>
    </style:style>
    <style:style style:name="T4" style:family="text">
      <style:text-properties style:text-position="super 58%" style:font-name="Arial1" fo:font-size="11pt" style:text-underline-style="solid" style:text-underline-width="auto" style:text-underline-color="font-color" fo:font-weight="bold" style:font-size-asian="11pt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olice :</text:p>
          </table:table-cell>
          <table:table-cell table:style-name="Table1.A1" office:value-type="string">
            <text:p text:style-name="P2"><text:database-display text:table-name="" text:table-type="table" text:column-name="No_police">«No_police»</text:database-display></text:p>
          </table:table-cell>
        </table:table-row>
        <table:table-row table:style-name="Table1.1">
          <table:table-cell table:style-name="Table1.A1" office:value-type="string">
            <text:p text:style-name="P3">Contrat :</text:p>
          </table:table-cell>
          <table:table-cell table:style-name="Table1.A1" office:value-type="string">
            <text:p text:style-name="P2"><text:database-display text:table-name="" text:table-type="table" text:column-name="appellation_courante">«appellation_courante»</text:database-display></text:p>
          </table:table-cell>
        </table:table-row>
        <table:table-row table:style-name="Table1.1">
          <table:table-cell table:style-name="Table1.A1" office:value-type="string">
            <text:p text:style-name="P3">Assuré :</text:p>
          </table:table-cell>
          <table:table-cell table:style-name="Table1.A1" office:value-type="string">
            <text:p text:style-name="P2"><text:database-display text:table-name="" text:table-type="table" text:column-name="Nom_prénom_ou_Raison_sociale">«Nom_prénom_ou_Raison_sociale»</text:database-display></text:p>
          </table:table-cell>
        </table:table-row>
      </table:table>
      <text:p text:style-name="P4"/>
      <text:p text:style-name="P4"/>
      <text:p text:style-name="P5"/>
      <text:p text:style-name="Standard"><text:span text:style-name="T1"><text:database-display text:table-name="" text:table-type="table" text:column-name="titreclair">«titreclair»</text:database-display></text:span><text:span text:style-name="T1">,</text:span></text:p>
      <text:p text:style-name="P5"/>
      <text:p text:style-name="P5">Nous vous prions de trouver ci-joint, deux exemplaires de la police d'assurances garantissant le risque ci-dessus référencé.</text:p>
      <text:p text:style-name="P5"/>
      <text:p text:style-name="P5">Nous vous serions reconnaissants de bien vouloir nous retourner un exemplaire dûment signé par vos soins.</text:p>
      <text:p text:style-name="P5"/>
      <text:p text:style-name="Standard"><text:span text:style-name="T1">Vous en remerciant par avance, veuillez agréer, </text:span><text:span text:style-name="T1"><text:database-display text:table-name="" text:table-type="table" text:column-name="titreclair">«titreclair»</text:database-display></text:span><text:span text:style-name="T1">, l'expression de nos sincères salutations.</text:span></text:p>
      <text:p text:style-name="P5"/>
      <text:p text:style-name="P5"/>
      <text:p text:style-name="P5"/>
      <text:p text:style-name="P5"/>
      <text:p text:style-name="P5"/>
      <text:p text:style-name="P6">Pour le Cabinet.</text:p>
      <text:p text:style-name="P4"/>
      <text:p text:style-name="P5"/>
      <text:p text:style-name="P7">Conducteur Principal :</text:p>
      <text:p text:style-name="Standard"><text:span text:style-name="T2">Non, Prénom : </text:span><text:span text:style-name="T2"><text:database-display text:table-name="" text:table-type="table" text:column-name="PRENOM1">«PRENOM1»</text:database-display></text:span><text:span text:style-name="T2"><text:s/></text:span><text:span text:style-name="T2"><text:database-display text:table-name="" text:table-type="table" text:column-name="NOM1">«NOM1»</text:database-display></text:span></text:p>
      <text:p text:style-name="Standard"><text:span text:style-name="T2">Date de Naissance : </text:span><text:span text:style-name="T2"><text:database-display text:table-name="" text:table-type="table" text:column-name="DATENAIS1">«DATENAIS1»</text:database-display></text:span></text:p>
      <text:p text:style-name="Standard"><text:span text:style-name="T2">Date de permis : </text:span><text:span text:style-name="T2"><text:database-display text:table-name="" text:table-type="table" text:column-name="DATEVL1">«DATEVL1»</text:database-display></text:span></text:p>
      <text:p text:style-name="Standard"><text:span text:style-name="T2">N° de permis : </text:span><text:span text:style-name="T2"><text:database-display text:table-name="" text:table-type="table" text:column-name="NPERMIS1">«NPERMIS1»</text:database-display></text:span></text:p>
      <text:p text:style-name="P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Standard"><text:span text:style-name="T3">1</text:span><text:span text:style-name="T4">er</text:span><text:span text:style-name="T3"> Conducteur autorisé :</text:span></text:p>
          </table:table-cell>
          <table:table-cell table:style-name="Table2.A1" office:value-type="string">
            <text:p text:style-name="Standard"><text:span text:style-name="T3">2</text:span><text:span text:style-name="T4">ème</text:span><text:span text:style-name="T3"> Conducteur autorisé :</text:span><text:span text:style-name="T1"><text:tab/><text:tab/><text:tab/></text:span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2">Non, Prénom : </text:span><text:span text:style-name="T2"><text:database-display text:table-name="" text:table-type="table" text:column-name="PRENOM2">«PRENOM2»</text:database-display></text:span><text:span text:style-name="T2"><text:s/></text:span><text:span text:style-name="T2"><text:database-display text:table-name="" text:table-type="table" text:column-name="NOM2">«NOM2»</text:database-display></text:span></text:p>
          </table:table-cell>
          <table:table-cell table:style-name="Table2.A2" office:value-type="string">
            <text:p text:style-name="Standard"><text:span text:style-name="T2">Non, Prénom : </text:span><text:span text:style-name="T2"><text:database-display text:table-name="" text:table-type="table" text:column-name="PRENOM3">«PRENOM3»</text:database-display></text:span><text:span text:style-name="T2"><text:s/></text:span><text:span text:style-name="T2"><text:database-display text:table-name="" text:table-type="table" text:column-name="NOM3">«NOM3»</text:database-display>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2">Date de Naissance : </text:span><text:span text:style-name="T2"><text:database-display text:table-name="" text:table-type="table" text:column-name="DATENAIS2">«DATENAIS2»</text:database-display></text:span></text:p>
          </table:table-cell>
          <table:table-cell table:style-name="Table2.A3" office:value-type="string">
            <text:p text:style-name="Standard"><text:span text:style-name="T2">Date de Naissance : </text:span><text:span text:style-name="T2"><text:database-display text:table-name="" text:table-type="table" text:column-name="DATENAIS3">«DATENAIS3»</text:database-display></text:span></text:p>
          </table:table-cell>
        </table:table-row>
        <table:table-row table:style-name="Table2.1">
          <table:table-cell table:style-name="Table2.A3" office:value-type="string">
            <text:p text:style-name="Standard"><text:span text:style-name="T2">Date de permis : </text:span><text:span text:style-name="T2"><text:database-display text:table-name="" text:table-type="table" text:column-name="DATEVL2">«DATEVL2»</text:database-display></text:span></text:p>
          </table:table-cell>
          <table:table-cell table:style-name="Table2.A3" office:value-type="string">
            <text:p text:style-name="Standard"><text:span text:style-name="T2">Date de permis : </text:span><text:span text:style-name="T2"><text:database-display text:table-name="" text:table-type="table" text:column-name="DATEVL3">«DATEVL3»</text:database-display></text:span></text:p>
          </table:table-cell>
        </table:table-row>
        <table:table-row table:style-name="Table2.1">
          <table:table-cell table:style-name="Table2.A5" office:value-type="string">
            <text:p text:style-name="Standard"><text:span text:style-name="T2">N° de permis : </text:span><text:span text:style-name="T2"><text:database-display text:table-name="" text:table-type="table" text:column-name="NPERMIS2">«NPERMIS2»</text:database-display></text:span></text:p>
          </table:table-cell>
          <table:table-cell table:style-name="Table2.A5" office:value-type="string">
            <text:p text:style-name="Standard"><text:span text:style-name="T2">N° de permis : </text:span><text:span text:style-name="T2"><text:database-display text:table-name="" text:table-type="table" text:column-name="NPERMIS3">«NPERMIS3»</text:database-display></text:span><text:span text:style-name="T2"><text:s/>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32:00</meta:creation-date>
    <dc:creator>BEL AIR</dc:creator>
    <dc:date>2011-09-22T12:24:00</dc:date>
    <meta:editing-cycles>41</meta:editing-cycles>
    <meta:editing-duration>PT17M</meta:editing-duration>
    <meta:document-statistic meta:table-count="2" meta:image-count="0" meta:object-count="0" meta:page-count="1" meta:paragraph-count="28" meta:word-count="151" meta:character-count="1044" meta:non-whitespace-character-count="913"/>
    <meta:generator>LibreOffice/25.8.1.1$Windows_X86_64 LibreOffice_project/54047653041915e595ad4e45cccea684809c77b5</meta:generator>
  </office:meta>
</office:document-meta>
</file>